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912" officeooo:paragraph-rsid="000c6912"/>
    </style:style>
    <style:style style:name="P2" style:family="paragraph" style:parent-style-name="Text_20_body">
      <style:text-properties officeooo:rsid="000c6912" officeooo:paragraph-rsid="000c6912"/>
    </style:style>
    <style:style style:name="P3" style:family="paragraph" style:parent-style-name="Text_20_body">
      <style:text-properties officeooo:rsid="000c6912" officeooo:paragraph-rsid="0011834d"/>
    </style:style>
    <style:style style:name="P4" style:family="paragraph" style:parent-style-name="Text_20_body">
      <style:text-properties officeooo:rsid="000c6912" officeooo:paragraph-rsid="001286e6"/>
    </style:style>
    <style:style style:name="P5" style:family="paragraph" style:parent-style-name="Standard">
      <style:text-properties officeooo:paragraph-rsid="000c6912"/>
    </style:style>
    <style:style style:name="P6" style:family="paragraph" style:parent-style-name="Text_20_body">
      <style:text-properties officeooo:paragraph-rsid="000c6912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c6912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6912" officeooo:paragraph-rsid="001286e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6912" officeooo:paragraph-rsid="0011834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c6912" officeooo:paragraph-rsid="000c6912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1834d"/>
    </style:style>
    <style:style style:name="P13" style:family="paragraph" style:parent-style-name="Standard">
      <style:text-properties style:text-underline-style="none" officeooo:rsid="000c6912" officeooo:paragraph-rsid="001286e6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286e6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bold" officeooo:paragraph-rsid="001286e6" style:font-weight-asian="bold" style:font-weight-complex="bold"/>
    </style:style>
    <style:style style:name="P16" style:family="paragraph" style:parent-style-name="Heading_20_3">
      <style:paragraph-properties fo:text-align="center" style:justify-single-word="false"/>
      <style:text-properties officeooo:rsid="00110094" officeooo:paragraph-rsid="00110094"/>
    </style:style>
    <style:style style:name="T1" style:family="text">
      <style:text-properties officeooo:rsid="000c6912"/>
    </style:style>
    <style:style style:name="T2" style:family="text">
      <style:text-properties officeooo:rsid="0011834d"/>
    </style:style>
    <style:style style:name="T3" style:family="text">
      <style:text-properties officeooo:rsid="001286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Adressage IpV4</text:h>
      <text:p text:style-name="P1"/>
      <text:p text:style-name="P11">Configuration du routeur 0:</text:p>
      <text:p text:style-name="P1"/>
      <text:p text:style-name="P2">Router&gt;enable</text:p>
      <text:p text:style-name="P8">Router#configure terminal</text:p>
      <text:p text:style-name="P8">Enter configuration commands, one per line. End with CNTL/Z.</text:p>
      <text:p text:style-name="P8">Router(config)#interface GigabitEthernet0/0</text:p>
      <text:p text:style-name="P8">Router(config-if)#no shutdown</text:p>
      <text:p text:style-name="P8">%LINK-5-CHANGED: Interface GigabitEthernet0/0, changed state to up</text:p>
      <text:p text:style-name="Text_20_body"/>
      <text:p text:style-name="P8">%LINEPROTO-5-UPDOWN: Line protocol on Interface GigabitEthernet0/0, changed state to up</text:p>
      <text:p text:style-name="P5"/>
      <text:p text:style-name="P7">Router(config-if)#ip address 192.168.<text:span text:style-name="T1">1</text:span>.1 255.255.255.<text:span text:style-name="T2">240</text:span></text:p>
      <text:p text:style-name="P8">Router(config-if)#exit</text:p>
      <text:p text:style-name="P1"/>
      <text:p text:style-name="P1"/>
      <text:p text:style-name="P2">Router(config)#interface GigabitEthernet0/1</text:p>
      <text:p text:style-name="P6">Router(config-if)#no shutdown</text:p>
      <text:p text:style-name="P7">%LINK-5-CHANGED: Interface GigabitEthernet0/<text:span text:style-name="T3">1</text:span>, changed state to up</text:p>
      <text:p text:style-name="P6"/>
      <text:p text:style-name="P7">%LINEPROTO-5-UPDOWN: Line protocol on Interface GigabitEthernet0/0, changed state to up</text:p>
      <text:p text:style-name="P6"/>
      <text:p text:style-name="P12">Router(config-if)#ip address 1<text:span text:style-name="T3">7</text:span>2.18.<text:span text:style-name="T3">58</text:span>.1 255.255.255.<text:span text:style-name="T2">240</text:span></text:p>
      <text:p text:style-name="P8">Router(config-if)#exit</text:p>
      <text:p text:style-name="P8"/>
      <text:p text:style-name="P10">Configuration du <text:span text:style-name="T2">switch</text:span> 0:</text:p>
      <text:p text:style-name="P8"/>
      <text:p text:style-name="P3"><text:span text:style-name="T2">Switch</text:span>&gt;enable</text:p>
      <text:p text:style-name="P12"><text:span text:style-name="T2">Switch</text:span>#configure terminal</text:p>
      <text:p text:style-name="P12">Enter configuration commands, one per line. End with CNTL/Z.</text:p>
      <text:p text:style-name="P12"><text:span text:style-name="T2">Switch</text:span>(config)#interface <text:span text:style-name="T2">vlan 1</text:span></text:p>
      <text:p text:style-name="P12"><text:span text:style-name="T2">Switch</text:span>(config)#ip address 192.168.<text:span text:style-name="T1">1</text:span>.1 255.255.255.<text:span text:style-name="T2">240</text:span></text:p>
      <text:p text:style-name="P14"/>
      <text:p text:style-name="P9">Configuration du <text:span text:style-name="T2">switch</text:span> <text:span text:style-name="T3">1</text:span>:</text:p>
      <text:p text:style-name="P15"/>
      <text:p text:style-name="P4"><text:span text:style-name="T2">Switch</text:span>&gt;enable</text:p>
      <text:p text:style-name="P14"><text:span text:style-name="T2">Switch</text:span>#configure terminal</text:p>
      <text:p text:style-name="P14">Enter configuration commands, one per line. End with CNTL/Z.</text:p>
      <text:p text:style-name="P14"><text:span text:style-name="T2">Switch</text:span>(config)#interface <text:span text:style-name="T2">vlan 1</text:span></text:p>
      <text:p text:style-name="P13"><text:span text:style-name="T2">Switch</text:span>(config)#ip address 1<text:span text:style-name="T3">7</text:span>2.18.<text:span text:style-name="T3">58</text:span>.1 255.255.255.<text:span text:style-name="T2">240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4:34:11.850876064</meta:creation-date>
    <dc:date>2023-12-13T14:15:11.305291041</dc:date>
    <meta:editing-duration>PT30M35S</meta:editing-duration>
    <meta:editing-cycles>10</meta:editing-cycles>
    <meta:generator>LibreOffice/7.5.5.2$Linux_X86_64 LibreOffice_project/50$Build-2</meta:generator>
    <meta:document-statistic meta:table-count="0" meta:image-count="0" meta:object-count="0" meta:page-count="1" meta:paragraph-count="29" meta:word-count="116" meta:character-count="1161" meta:non-whitespace-character-count="1074"/>
  </office:meta>
</office:document-meta>
</file>